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anuary 3, 2022 (08:52:05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   -or-   Command + return</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on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on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text:p>
      <text:p text:style-name="P9">read “implement it” as: Create a new project and write in the <text:span text:style-name="NormalTok">Main</text:span> method the code below to display on the screen the result of this computation, as computed by C#</text:p>
      <text:p text:style-name="First_20_paragraph">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1-03T13:52:22Z</meta:creation-date>
    <dc:date>2022-01-03T13:52:22Z</dc:date>
    <meta:user-defined meta:name="date" meta:value-type="string">January   3, 2022 (08:52:05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